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5cm" fo:min-width="3.5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4cm" fo:min-width="3.4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4cm" fo:min-width="3.4cm" fo:padding-top="0.175cm" fo:padding-bottom="0.175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4cm" fo:min-width="4cm" fo:padding-top="0.175cm" fo:padding-bottom="0.175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4cm" fo:min-width="3.4cm" fo:padding-top="0cm" fo:padding-bottom="0.175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575cm" fo:min-width="4cm" fo:padding-top="0cm" fo:padding-bottom="0.175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2.575cm" fo:min-width="4cm" fo:padding-top="0cm" fo:padding-bottom="0.175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svg:stroke-width="0.1cm" draw:marker-start-width="0.15cm" draw:marker-end-width="0.1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start-width="0.15cm" draw:marker-end-width="0.15cm" draw:textarea-horizontal-align="center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75cm" svg:x="7.75cm" svg:y="12.7cm">
          <text:p text:style-name="P1">Embedded fanless compu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2.75cm" svg:x="13.878cm" svg:y="12.714cm">
          <text:p text:style-name="P1">Audio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cm" svg:height="2.75cm" svg:x="11.45cm" svg:y="16.65cm">
          <text:p text:style-name="P1">Analog signal condition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cm" svg:height="2.75cm" svg:x="15.85cm" svg:y="16.65cm">
          <text:p text:style-name="P1">Analog signal conditioning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cm" svg:height="2.75cm" svg:x="11.45cm" svg:y="20.05cm">
          <text:p text:style-name="P1">Hydrophone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cm" svg:height="2.75cm" svg:x="15.85cm" svg:y="20.05cm">
          <text:p text:style-name="P1">Hydrophone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cm" svg:height="2.75cm" svg:x="15.15cm" svg:y="8.1cm">
          <text:p text:style-name="P1">Anemometer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cm" svg:height="2.75cm" svg:x="10.5cm" svg:y="8.1cm">
          <text:p text:style-name="P1">Iridium SDB modem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cm" svg:height="2.75cm" svg:x="1.35cm" svg:y="12.7cm">
          <text:p text:style-name="P1">Power regulator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cm" svg:height="2.75cm" svg:x="1.35cm" svg:y="8.1cm">
          <text:p text:style-name="P1">Solar panel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4cm" svg:height="2.75cm" svg:x="1.35cm" svg:y="16.7cm">
          <text:p text:style-name="P1">Batery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cm" svg:height="2.75cm" svg:x="5.9cm" svg:y="8.1cm">
          <text:p text:style-name="P1">AIS + GP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75cm" svg:y1="14.075cm" svg:x2="13.878cm" svg:y2="14.089cm" draw:start-shape="id1" draw:start-glue-point="1" draw:end-shape="id2" draw:end-glue-point="3" svg:d="M11750 14075h1064v14h1064" svg:viewBox="0 0 2129 15">
          <text:p/>
        </draw:connector>
        <draw:connector draw:style-name="gr9" draw:text-style-name="P1" draw:layer="layout" svg:x1="17.15cm" svg:y1="10.85cm" svg:x2="9.75cm" svg:y2="12.7cm" draw:start-shape="id3" draw:start-glue-point="2" draw:end-shape="id1" draw:end-glue-point="0" svg:d="M17150 10850v925h-7400v925" svg:viewBox="0 0 7401 1851">
          <text:p/>
        </draw:connector>
        <draw:connector draw:style-name="gr8" draw:text-style-name="P1" draw:layer="layout" svg:x1="15.878cm" svg:y1="15.464cm" svg:x2="17.85cm" svg:y2="16.65cm" draw:start-shape="id2" draw:start-glue-point="2" draw:end-shape="id4" draw:end-glue-point="0" svg:d="M15878 15464v593h1972v593" svg:viewBox="0 0 1973 1187">
          <text:p/>
        </draw:connector>
        <draw:connector draw:style-name="gr8" draw:text-style-name="P1" draw:layer="layout" svg:x1="15.878cm" svg:y1="15.464cm" svg:x2="13.45cm" svg:y2="16.65cm" draw:start-shape="id2" draw:start-glue-point="2" draw:end-shape="id5" draw:end-glue-point="0" svg:d="M15878 15464v593h-2428v593" svg:viewBox="0 0 2429 1187">
          <text:p/>
        </draw:connector>
        <draw:connector draw:style-name="gr8" draw:text-style-name="P1" draw:layer="layout" svg:x1="13.45cm" svg:y1="19.4cm" svg:x2="13.45cm" svg:y2="20.05cm" draw:start-shape="id5" draw:start-glue-point="2" draw:end-shape="id6" draw:end-glue-point="0" svg:d="M13450 19400v650" svg:viewBox="0 0 1 651">
          <text:p/>
        </draw:connector>
        <draw:connector draw:style-name="gr8" draw:text-style-name="P1" draw:layer="layout" svg:x1="17.85cm" svg:y1="19.4cm" svg:x2="17.85cm" svg:y2="20.05cm" draw:start-shape="id4" draw:start-glue-point="2" draw:end-shape="id7" draw:end-glue-point="0" svg:d="M17850 19400v650" svg:viewBox="0 0 1 651">
          <text:p/>
        </draw:connector>
        <draw:connector draw:style-name="gr8" draw:text-style-name="P1" draw:layer="layout" svg:x1="9.75cm" svg:y1="12.7cm" svg:x2="12.5cm" svg:y2="10.85cm" draw:start-shape="id1" draw:start-glue-point="0" draw:end-shape="id8" draw:end-glue-point="2" svg:d="M9750 12700v-925h2750v-925" svg:viewBox="0 0 2751 1851">
          <text:p/>
        </draw:connector>
        <draw:connector draw:style-name="gr8" draw:text-style-name="P1" draw:layer="layout" svg:x1="9.75cm" svg:y1="12.7cm" svg:x2="7.9cm" svg:y2="10.85cm" draw:start-shape="id1" draw:start-glue-point="0" draw:end-shape="id9" draw:end-glue-point="2" svg:d="M9750 12700v-925h-1850v-925" svg:viewBox="0 0 1851 1851">
          <text:p/>
        </draw:connector>
        <draw:connector draw:style-name="gr8" draw:text-style-name="P1" draw:layer="layout" svg:x1="3.35cm" svg:y1="10.85cm" svg:x2="3.35cm" svg:y2="12.7cm" draw:start-shape="id10" draw:start-glue-point="2" draw:end-shape="id11" draw:end-glue-point="0" svg:d="M3350 10850v1850" svg:viewBox="0 0 1 1851">
          <text:p/>
        </draw:connector>
        <draw:connector draw:style-name="gr8" draw:text-style-name="P1" draw:layer="layout" svg:x1="3.35cm" svg:y1="15.45cm" svg:x2="3.35cm" svg:y2="16.7cm" draw:start-shape="id11" draw:start-glue-point="2" draw:end-shape="id12" draw:end-glue-point="0" svg:d="M3350 15450v1250" svg:viewBox="0 0 1 1251">
          <text:p/>
        </draw:connector>
        <draw:connector draw:style-name="gr8" draw:text-style-name="P1" draw:layer="layout" svg:x1="5.35cm" svg:y1="14.075cm" svg:x2="7.75cm" svg:y2="14.075cm" draw:start-shape="id11" draw:start-glue-point="1" draw:end-shape="id1" draw:end-glue-point="3" svg:d="M5350 14075h2400" svg:viewBox="0 0 24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37:32.640853792</meta:creation-date>
    <dc:date>2025-07-31T16:20:15.367232851</dc:date>
    <meta:editing-duration>PT6M59S</meta:editing-duration>
    <meta:editing-cycles>1</meta:editing-cycles>
    <meta:document-statistic meta:object-count="23"/>
    <meta:generator>LibreOffice/24.8.7.2$Linux_X86_64 LibreOffice_project/480$Build-2</meta:generator>
  </office:meta>
</office:document-meta>
</file>